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5"/>
    <style:style style:name="P2" style:family="paragraph" style:parent-style-name="Standard" style:list-style-name="L6"/>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opping List Web App</text:p>
      <text:p text:style-name="Standard"/>
      <text:p text:style-name="Standard"/>
      <text:p text:style-name="Standard">This is a simple web-based shopping list application built with HTML, CSS, and JavaScript. With this app, you can easily create and manage your shopping list. It provides features to add items, delete items, and edit item names directly on the list.</text:p>
      <text:p text:style-name="Standard"/>
      <text:h text:style-name="Heading_20_3" text:outline-level="3">Features</text:h>
      <text:list xml:id="list4164343680" text:style-name="L5">
        <text:list-item>
          <text:p text:style-name="P1">Add Items: Quickly add new items to your shopping list by typing them into the input field and clicking the "Add Item" button.</text:p>
          <text:p text:style-name="P1"/>
        </text:list-item>
        <text:list-item>
          <text:p text:style-name="P1">Delete Items: Remove unwanted items from your list by clicking the "Delete" button next to the item.</text:p>
          <text:p text:style-name="P1"/>
        </text:list-item>
        <text:list-item>
          <text:p text:style-name="P1">Edit Items: Easily edit the names of items on your list by clicking the "Edit" button next to the item. Make changes directly in place and press Enter to save your edits.</text:p>
        </text:list-item>
      </text:list>
      <text:p text:style-name="Standard"/>
      <text:p text:style-name="Standard"/>
      <text:h text:style-name="Heading_20_3" text:outline-level="3">Getting Started</text:h>
      <text:p text:style-name="Standard">To use this shopping list app, follow these simple steps:</text:p>
      <text:p text:style-name="Standard"/>
      <text:list xml:id="list2873250125" text:style-name="L6">
        <text:list-item>
          <text:p text:style-name="P2">Clone or download this repository to your local machine.</text:p>
          <text:p text:style-name="P2"/>
        </text:list-item>
        <text:list-item>
          <text:p text:style-name="P2">Open the index.html file in your web browser.</text:p>
          <text:p text:style-name="P2"/>
        </text:list-item>
        <text:list-item>
          <text:p text:style-name="P2">You will see the shopping list interface, where you can start adding items to your list.</text:p>
          <text:p text:style-name="P2"/>
        </text:list-item>
        <text:list-item>
          <text:p text:style-name="P2">Enter the name of the item you want to add in the input field and click the "Add Item" button.</text:p>
          <text:p text:style-name="P2"/>
        </text:list-item>
        <text:list-item>
          <text:p text:style-name="P2">To delete an item, click the "Delete" button next to the item you want to remove.</text:p>
          <text:p text:style-name="P2"/>
        </text:list-item>
        <text:list-item>
          <text:p text:style-name="P2">To edit an item, click the "Edit" button next to the item name, make your changes, and press Enter to save the edits.</text:p>
          <text:p text:style-name="P2"/>
        </text:list-item>
        <text:list-item>
          <text:p text:style-name="P2">Keep adding, editing, and deleting items as needed to manage your shopping list effectively.</text:p>
        </text:list-item>
      </text:list>
      <text:p text:style-name="Standard"/>
      <text:h text:style-name="Heading_20_3" text:outline-level="3"/>
      <text:h text:style-name="Heading_20_3" text:outline-level="3"/>
      <text:h text:style-name="Heading_20_3" text:outline-level="3">Customization</text:h>
      <text:p text:style-name="Standard">You can customize the app's appearance by modifying the style.css file to match your preferences.</text:p>
      <text:p text:style-name="Standard"/>
      <text:h text:style-name="Heading_20_3" text:outline-level="3"><text:soft-page-break/></text:h>
      <text:h text:style-name="Heading_20_3" text:outline-level="3">Contributions</text:h>
      <text:p text:style-name="Standard">Feel free to contribute to this project by submitting pull requests or reporting issues on the GitHub repository.</text:p>
      <text:p text:style-name="Standard"/>
      <text:p text:style-name="Standard"/>
      <text:h text:style-name="Heading_20_3" text:outline-level="3">Disclaimer</text:h>
      <text:p text:style-name="Text_20_body">This project is provided as-is and does not come with any specific license. You are free to use, modify, and distribute it as you see fit, with no legal obligations or restrictions.</text:p>
      <text:h text:style-name="Heading_20_3" text:outline-level="3"/>
      <text:h text:style-name="Heading_20_3" text:outline-level="3">Acknowledgments</text:h>
      <text:p text:style-name="Standard">This project was created as a simple example of a web-based shopping list application. It can be used as a starting point for more complex web app development project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6T17:49:48.704000000</dc:date>
    <meta:editing-duration>PT35M19S</meta:editing-duration>
    <meta:editing-cycles>1</meta:editing-cycles>
    <meta:document-statistic meta:table-count="0" meta:image-count="0" meta:object-count="0" meta:page-count="2" meta:paragraph-count="25" meta:word-count="347" meta:character-count="1949" meta:non-whitespace-character-count="1636"/>
    <meta:generator>LibreOffice/7.2.2.2$Windows_X86_64 LibreOffice_project/02b2acce88a210515b4a5bb2e46cbfb63fe97d56</meta:generator>
  </office:meta>
</office:document-meta>
</file>